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ampleListenerWrapper.sampleOccurr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SampleListenerWrapper.RemoteSampleListenerWrapper( RemoteSampl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ampleListenerWrapper.sampleStopp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SampleListenerWrapper.RemoteSampleListen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moteSampleListenerWrapper.sampleStarted( Sampl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